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2: Работа с элементами и селекторами</text:h>
      <text:h text:style-name="P2" text:outline-level="4">1. Селекторы</text:h>
      <text:p text:style-name="P1"><text:span text:style-name="Strong_20_Emphasis">Базовые селекторы:</text:span> Включают в себя селекторы по типу элемента, классу, ID, атрибуту и псевдо-классам (:hover, :active, :focus).</text:p>
      <text:p text:style-name="P1"><text:span text:style-name="Strong_20_Emphasis">Комбинаторы селекторов:</text:span> Позволяют комбинировать селекторы для точного выбора элементов, например, селекторы потомков, соседних элементов, дочерних элементов и другие.</text:p>
      <text:p text:style-name="P1"><text:span text:style-name="Strong_20_Emphasis">Псевдоклассы и псевдоэлементы:</text:span> Псевдоклассы применяют стили к элементам в определенном состоянии или позиции (например, :first-child, :nth-child(), :not()). Псевдоэлементы позволяют создавать и стилизовать виртуальные элементы (например, ::before, ::after).</text:p>
      <text:h text:style-name="P2" text:outline-level="4">2. Блочная модель</text:h>
      <text:p text:style-name="P1"><text:span text:style-name="Strong_20_Emphasis">Margin, padding, border:</text:span> Каждый блок в HTML имеет четыре основных свойства - внешний отступ (margin), внутренний отступ (padding), границу (border) и сам контент. Изменение этих свойств влияет на расположение и отображение элементов.</text:p>
      <text:p text:style-name="P1"><text:span text:style-name="Strong_20_Emphasis">Box model:</text:span> Модель, которая объясняет, как элемент отображается в браузере, включая ширину и высоту контента, плюс отступы, границы и поля.</text:p>
      <text:h text:style-name="P2" text:outline-level="4">3. Текст и шрифты</text:h>
      <text:p text:style-name="P1"><text:span text:style-name="Strong_20_Emphasis">Стили текста:</text:span> CSS позволяет задавать стили текста, такие как размер, цвет, выравнивание, тень и декорации (подчеркивание, зачеркивание).</text:p>
      <text:p text:style-name="P1"><text:span text:style-name="Strong_20_Emphasis">Web-шрифты:</text:span> Использование специфических шрифтов на веб-сайте путем подключения через <text:span text:style-name="Source_20_Text">@font-face</text:span>, что позволяет создавать более уникальный и согласованный дизайн.</text:p>
      <text:p text:style-name="P1">Эти концепции позволяют более глубоко понять, как CSS воздействует на отображение элементов, включая их размеры, отступы, границы и текстовую информацию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16:34:58.06</dc:date>
    <meta:document-statistic meta:table-count="0" meta:image-count="0" meta:object-count="0" meta:page-count="1" meta:paragraph-count="12" meta:word-count="185" meta:character-count="1459"/>
    <dc:creator>Dima Wide</dc:creator>
    <meta:user-defined meta:name="Info 1"/>
    <meta:user-defined meta:name="Info 2"/>
    <meta:user-defined meta:name="Info 3"/>
    <meta:user-defined meta:name="Info 4"/>
  </office:meta>
</office:document-meta>
</file>